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9.6602">
            <text:p>89.6602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821">
            <text:p>95.88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067">
            <text:p>96.6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445">
            <text:p>98.1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051">
            <text:p>97.105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655">
            <text:p>98.1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51">
            <text:p>97.3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111">
            <text:p>97.51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94">
            <text:p>96.59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572">
            <text:p>97.257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474">
            <text:p>95.5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104">
            <text:p>97.81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0938">
            <text:p>96.0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014">
            <text:p>97.001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433">
            <text:p>97.543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174">
            <text:p>97.0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929">
            <text:p>97.7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375">
            <text:p>96.3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083">
            <text:p>98.3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13">
            <text:p>97.31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5.6885">
            <text:p>95.6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679">
            <text:p>95.96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983">
            <text:p>96.99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815">
            <text:p>96.9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6304">
            <text:p>96.6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4913">
            <text:p>97.4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405">
            <text:p>98.040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7.8318">
            <text:p>97.8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8721">
            <text:p>96.87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2229">
            <text:p>97.2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37">
            <text:p>98.25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8582">
            <text:p>96.858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7358">
            <text:p>96.735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5134">
            <text:p>98.51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68">
            <text:p>97.16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34">
            <text:p>97.583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483">
            <text:p>97.4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8079">
            <text:p>95.807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4525">
            <text:p>96.45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5214">
            <text:p>97.52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286">
            <text:p>99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909">
            <text:p>96.7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7053">
            <text:p>98.7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6118">
            <text:p>98.6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1059">
            <text:p>95.1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271">
            <text:p>97.32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0897">
            <text:p>96.0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0571">
            <text:p>95.0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">
            <text:p>97.5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096">
            <text:p>96.709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3326">
            <text:p>97.332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236">
            <text:p>96.23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8095">
            <text:p>95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655">
            <text:p>95.6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45">
            <text:p>98.2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865">
            <text:p>97.586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789">
            <text:p>96.578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12">
            <text:p>97.6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441">
            <text:p>97.14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8">
            <text:p>98.0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3348">
            <text:p>98.3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0815">
            <text:p>98.0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5818">
            <text:p>95.5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583">
            <text:p>96.6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68">
            <text:p>99.23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8171">
            <text:p>95.817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9097">
            <text:p>96.9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869">
            <text:p>97.38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2238">
            <text:p>98.2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3762">
            <text:p>96.3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046">
            <text:p>97.80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333">
            <text:p>99.1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696">
            <text:p>97.86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476">
            <text:p>97.3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4286">
            <text:p>96.4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533">
            <text:p>97.85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116">
            <text:p>96.5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6118">
            <text:p>98.611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591">
            <text:p>97.8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97">
            <text:p>96.7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4611">
            <text:p>96.4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735">
            <text:p>95.97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6476">
            <text:p>98.6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174">
            <text:p>98.3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857">
            <text:p>98.1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128">
            <text:p>97.91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172">
            <text:p>97.817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88">
            <text:p>96.7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979">
            <text:p>97.297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737">
            <text:p>97.67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154">
            <text:p>97.115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6.3042">
            <text:p>96.3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7">
            <text:p>96.8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8296">
            <text:p>98.8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0485">
            <text:p>97.0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125">
            <text:p>96.7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62">
            <text:p>97.786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462">
            <text:p>97.7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122">
            <text:p>96.312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84">
            <text:p>97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8471">
            <text:p>96.8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3027">
            <text:p>97.30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625">
            <text:p>96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5">
            <text:p>97.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477">
            <text:p>97.64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7464">
            <text:p>96.74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75">
            <text:p>97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958">
            <text:p>97.0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425">
            <text:p>95.94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579">
            <text:p>96.0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111">
            <text:p>96.611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409">
            <text:p>96.9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739">
            <text:p>96.273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2108">
            <text:p>96.210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44">
            <text:p>96.3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481">
            <text:p>96.24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558">
            <text:p>97.455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191">
            <text:p>97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667">
            <text:p>97.36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98">
            <text:p>95.9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467">
            <text:p>95.9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588">
            <text:p>96.2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824">
            <text:p>97.9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514">
            <text:p>96.35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445">
            <text:p>97.7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342">
            <text:p>96.3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333">
            <text:p>96.7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197">
            <text:p>97.51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88">
            <text:p>98.3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0474">
            <text:p>96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633">
            <text:p>97.46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.56">
            <text:p>94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923">
            <text:p>96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885">
            <text:p>96.4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727">
            <text:p>96.1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4.7556">
            <text:p>94.7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186">
            <text:p>96.31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087">
            <text:p>98.3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645">
            <text:p>97.164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241">
            <text:p>97.524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647">
            <text:p>96.1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6">
            <text:p>98.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294">
            <text:p>96.3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063">
            <text:p>96.1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55">
            <text:p>96.7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416">
            <text:p>96.4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138">
            <text:p>97.1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075">
            <text:p>96.90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389">
            <text:p>98.6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187">
            <text:p>97.318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5704">
            <text:p>96.5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3381">
            <text:p>96.338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4214">
            <text:p>98.4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659">
            <text:p>98.06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6471">
            <text:p>98.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554">
            <text:p>96.55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429">
            <text:p>99.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06">
            <text:p>98.20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35">
            <text:p>96.33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132">
            <text:p>97.513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56">
            <text:p>98.0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6114">
            <text:p>96.61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.3375">
            <text:p>97.3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445">
            <text:p>97.7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22">
            <text:p>97.52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913">
            <text:p>98.7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067">
            <text:p>96.6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28">
            <text:p>99.1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4.9714">
            <text:p>94.9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173">
            <text:p>97.517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927">
            <text:p>97.192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4948">
            <text:p>95.49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615">
            <text:p>99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962">
            <text:p>97.9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114">
            <text:p>97.5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125">
            <text:p>96.7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1">
            <text:p>96.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945">
            <text:p>98.09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6357">
            <text:p>95.6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591">
            <text:p>96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14">
            <text:p>97.4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67">
            <text:p>97.5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265">
            <text:p>97.7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4625">
            <text:p>96.46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584">
            <text:p>98.358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336">
            <text:p>96.3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727">
            <text:p>97.6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9296">
            <text:p>96.9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6833">
            <text:p>96.6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667">
            <text:p>97.166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522">
            <text:p>98.3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184">
            <text:p>96.71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818">
            <text:p>96.4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3375">
            <text:p>95.3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548">
            <text:p>97.254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1656">
            <text:p>95.16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534">
            <text:p>97.25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formula="of:=SUM([.A1:.A500])/500" office:value-type="float" office:value="97.7493466000001">
            <text:p>97.7493466</text:p>
          </table:table-cell>
          <table:table-cell table:formula="of:=SUM([.B1:.B500])/500" office:value-type="float" office:value="19.348">
            <text:p>19.3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25:36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